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aaad"/>
    </style:style>
  </office:automatic-styles>
  <office:body>
    <office:spreadsheet>
      <table:calculation-settings table:automatic-find-labels="false" table:use-regular-expressions="false" table:use-wildcards="true"/>
      <table:table table:name="Densenet_121_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eras.engine.input_layer.InputLay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as.layers.convolutional.ZeroPadding2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ras.layers.convolutional.ZeroPadding2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ras.layers.pooling.MaxPooling2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2 block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2 block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2 block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2 block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2 block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2 block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keras.layers.normalization.BatchNormalization</text:p>
          </table:table-cell>
          <table:table-cell office:value-type="string" calcext:value-type="string">
            <text:p>pool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keras.layers.pooling.AveragePooling2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3 block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3 block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3 block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3 block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3 block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3 block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3 block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3 block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3 block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3 block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3 block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3 block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keras.layers.normalization.BatchNormalization</text:p>
          </table:table-cell>
          <table:table-cell office:value-type="string" calcext:value-type="string">
            <text:p>pool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keras.layers.pooling.AveragePooling2D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4 block2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4 block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keras.layers.normalization.BatchNormalization</text:p>
          </table:table-cell>
          <table:table-cell office:value-type="string" calcext:value-type="string">
            <text:p>pool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keras.layers.pooling.AveragePooling2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 office:value-type="string" calcext:value-type="string">
            <text:p>keras.layers.normalization.BatchNormalization</text:p>
          </table:table-cell>
          <table:table-cell office:value-type="string" calcext:value-type="string">
            <text:p>conv5 block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keras.layers.normalization.BatchNormalization</text:p>
          </table:table-cell>
          <table:table-cell office:value-type="string" calcext:value-type="string">
            <text:p>conv5 block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keras.layers.core.Activation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eras.layers.convolutional.Conv2D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keras.layers.merge.Concatenate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keras.layers.normalization.BatchNormalization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 office:value-type="string" calcext:value-type="string">
            <text:p>keras.layers.core.Activ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4T19:21:15.417845375</dc:date>
    <meta:editing-duration>PT20S</meta:editing-duration>
    <meta:editing-cycles>1</meta:editing-cycles>
    <meta:document-statistic meta:table-count="1" meta:cell-count="915" meta:object-count="0"/>
    <meta:generator>LibreOffice/6.0.7.3$Linux_X86_64 LibreOffice_project/00m0$Build-3</meta:generator>
  </office:meta>
</office:document-meta>
</file>